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75H59M49.105S" calcext:value-type="time">
            <text:p>475:59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5H00M34.431S" calcext:value-type="time">
            <text:p>05:00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5H00M34.431S" calcext:value-type="time">
            <text:p>05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8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14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8">00/00/0000</text:date>, <text:time style:data-style-name="N2" text:time-value="08:02:57.4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28T16:23:03.759000000</dc:date>
    <dc:creator>Benjamin Laws</dc:creator>
    <meta:editing-duration>P19DT19H32M29S</meta:editing-duration>
    <meta:editing-cycles>539</meta:editing-cycles>
    <meta:generator>LibreOffice/7.2.6.2$Windows_X86_64 LibreOffice_project/b0ec3a565991f7569a5a7f5d24fed7f52653d754</meta:generator>
    <meta:document-statistic meta:table-count="2" meta:cell-count="746" meta:object-count="0"/>
  </office:meta>
</office:document-meta>
</file>